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Engineer creates a series of test cases that are intended to demolish the software that has been built</text:p>
              </text:list-item>
            </text:list>
            <text:list text:style-name="L2">
              <text:list-item>
                <text:p text:style-name="P5">Requires that the developer discard preconceived notion of the correctness of software just developed and overcome a conflict of interest <text:s/>that occurs when errors are uncover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esting is the process of executing a program with the intent of finding an error</text:p>
              </text:list-item>
            </text:list>
            <text:list text:style-name="L2">
              <text:list-item>
                <text:p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style-name="P5">A successful test is one that uncovers an as-yet undiscovered erro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...cannot show the absence of defects, it can only show that software errors are present.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ll tests should be traceable to customer requirements</text:p>
              </text:list-item>
            </text:list>
            <text:list text:style-name="L2">
              <text:list-item>
                <text:p text:style-name="P5">Test should be planned long before testing begins</text:p>
              </text:list-item>
            </text:list>
            <text:list text:style-name="L2">
              <text:list-item>
                <text:p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style-name="P5">Should begin in the small and progress towards in the larg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xhaustive testing is not possible</text:p>
              </text:list-item>
            </text:list>
            <text:list text:style-name="L2">
              <text:list-item>
                <text:p text:style-name="P5">To be most effective, testing should be done by an independent third party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style-name="P5">Checklist</text:p>
              </text:list-item>
            </text:list>
            <text:list text:style-name="L2">
              <text:list-item>
                <text:list>
                  <text:list-item>
                    <text:p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style-name="P5">Checklist</text:p>
              </text:list-item>
            </text:list>
            <text:list text:style-name="L2">
              <text:list-item>
                <text:list>
                  <text:list-item>
                    <text:p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better we can control the software, the mod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ecklist</text:p>
              </text:list-item>
            </text:list>
            <text:list text:style-name="L2">
              <text:list-item>
                <text:list>
                  <text:list-item>
                    <text:p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2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3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9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9T23:43:12</dc:date>
    <meta:print-date>2008-02-04T07:26:42</meta:print-date>
    <dc:language>en-US</dc:language>
    <meta:editing-cycles>3002</meta:editing-cycles>
    <meta:editing-duration>P2DT21H10M37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